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7.389cm" fo:min-width="24.81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hatch" draw:fill-hatch-name="Blue_20_Crossed_20_45_20_Degrees" draw:opacity="100%" draw:opacity-name="" draw:textarea-horizontal-align="justify" draw:textarea-vertical-align="middle" draw:auto-grow-height="false" fo:min-height="12.799cm" fo:min-width="22.681cm"/>
    </style:style>
    <style:style style:name="gr6" style:family="graphic" style:parent-style-name="standard">
      <style:graphic-properties svg:stroke-color="#00cc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1.179cm" fo:min-width="22.7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fill="hatch" draw:fill-hatch-name="Black_20_45_20_Degrees" draw:opacity="19%" draw:textarea-horizontal-align="justify" draw:textarea-vertical-align="middle" draw:auto-grow-height="false" fo:min-height="12.65cm" fo:min-width="0.8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text-properties fo:color="#ff3333" fo:font-size="2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color="#ff3333" fo:font-size="28pt" fo:font-weight="bold" style:font-size-asian="18pt" style:font-weight-asian="bold" style:font-size-complex="18pt" style:font-weight-complex="bold"/>
    </style:style>
    <style:style style:name="P4" style:family="paragraph">
      <style:text-properties fo:color="#ff3333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24pt" style:font-size-asian="18pt" style:font-size-complex="18pt"/>
    </style:style>
    <style:style style:name="P8" style:family="paragraph">
      <loext:graphic-properties draw:fill="hatch" draw:fill-hatch-name="Blue_20_Crossed_20_45_20_Degrees" draw:opacity="100%"/>
      <style:paragraph-properties fo:text-align="center"/>
      <style:text-properties fo:font-size="24pt" fo:background-color="#ffffff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color="#00cc00"/>
    </style:style>
    <style:style style:name="P11" style:family="paragraph">
      <loext:graphic-properties draw:fill="none" draw:fill-color="#ffffff"/>
      <style:text-properties fo:color="#00cc00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background-color="#ffffff"/>
    </style:style>
    <style:style style:name="P14" style:family="paragraph">
      <loext:graphic-properties draw:fill="hatch" draw:fill-hatch-name="Red_20_Crossed_20_45_20_Degrees"/>
      <style:paragraph-properties fo:text-align="center"/>
      <style:text-properties fo:background-color="#ffffff"/>
    </style:style>
    <style:style style:name="P15" style:family="paragraph">
      <loext:graphic-properties draw:fill-color="#ff3333"/>
      <style:paragraph-properties fo:text-align="center"/>
    </style:style>
    <style:style style:name="P16" style:family="paragraph">
      <loext:graphic-properties draw:fill="hatch" draw:fill-hatch-name="Black_20_45_20_Degrees" draw:opacity="19%"/>
      <style:paragraph-properties fo:text-align="center"/>
      <style:text-properties fo:font-size="18pt" style:letter-kerning="false" fo:background-color="#ffffff" style:font-size-asian="18pt" style:font-size-complex="18pt" style:text-scale="110%"/>
    </style:style>
    <style:style style:name="P17" style:family="paragraph">
      <style:text-properties fo:background-color="#ffffff"/>
    </style:style>
    <style:style style:name="P18" style:family="paragraph">
      <loext:graphic-properties draw:fill="none" draw:fill-color="#ffffff"/>
      <style:text-properties fo:background-color="#ffffff"/>
    </style:style>
    <style:style style:name="T1" style:family="text">
      <style:text-properties fo:color="#ff3333" fo:font-size="28pt" fo:font-weight="bold" style:font-size-asian="18pt" style:font-weight-asian="bold" style:font-size-complex="18pt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size="24pt" fo:background-color="#ffffff" style:font-size-asian="18pt" style:font-size-complex="18pt"/>
    </style:style>
    <style:style style:name="T4" style:family="text">
      <style:text-properties fo:color="#00cc00"/>
    </style:style>
    <style:style style:name="T5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15cm" svg:height="17.639cm" svg:x="7.058cm" svg:y="5.0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52cm" svg:height="1.352cm" svg:x="6.249cm" svg:y="3.548cm">
          <draw:text-box>
            <text:p text:style-name="P2"><text:span text:style-name="T1">0</text:span></text:p>
          </draw:text-box>
        </draw:frame>
        <draw:frame draw:style-name="gr3" draw:text-style-name="P3" draw:layer="layout" svg:width="2.153cm" svg:height="1.452cm" svg:x="31.5cm" svg:y="1.848cm">
          <draw:text-box>
            <text:p text:style-name="P2"><text:span text:style-name="T1">960</text:span></text:p>
          </draw:text-box>
        </draw:frame>
        <draw:frame draw:style-name="gr2" draw:text-style-name="P5" draw:layer="layout" svg:width="1.556cm" svg:height="0.962cm" svg:x="6.049cm" svg:y="22.6cm">
          <draw:text-box>
            <text:p text:style-name="P4"><text:span text:style-name="T2">500</text:span></text:p>
          </draw:text-box>
        </draw:frame>
        <draw:line draw:style-name="gr4" draw:text-style-name="P6" draw:layer="layout" svg:x1="8.454cm" svg:y1="4.5cm" svg:x2="8.454cm" svg:y2="24.5cm">
          <text:p/>
        </draw:line>
        <draw:custom-shape draw:style-name="gr5" draw:text-style-name="P8" draw:layer="layout" svg:width="23.181cm" svg:height="13.049cm" svg:x="8.468cm" svg:y="5.767cm">
          <text:p text:style-name="P7"><text:span text:style-name="T3">Phần đồ thị đường nét sẽ nằm trong đây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858cm" svg:y1="5.761cm" svg:x2="33.558cm" svg:y2="5.761cm">
          <text:p/>
        </draw:line>
        <draw:line draw:style-name="gr4" draw:text-style-name="P6" draw:layer="layout" svg:x1="5.857cm" svg:y1="18.807cm" svg:x2="31.649cm" svg:y2="18.807cm">
          <text:p/>
        </draw:line>
        <draw:line draw:style-name="gr4" draw:text-style-name="P6" draw:layer="layout" svg:x1="31.649cm" svg:y1="4.5cm" svg:x2="31.649cm" svg:y2="24.5cm">
          <text:p/>
        </draw:line>
        <draw:line draw:style-name="gr6" draw:text-style-name="P9" draw:layer="layout" svg:x1="7.038cm" svg:y1="4.9cm" svg:x2="8.449cm" svg:y2="4.9cm">
          <text:p/>
        </draw:line>
        <draw:frame draw:style-name="gr2" draw:text-style-name="P11" draw:layer="layout" svg:width="1.205cm" svg:height="0.962cm" svg:x="7.149cm" svg:y="4cm">
          <draw:text-box>
            <text:p text:style-name="P10"><text:span text:style-name="T4">40</text:span></text:p>
          </draw:text-box>
        </draw:frame>
        <draw:frame draw:style-name="gr2" draw:text-style-name="P12" draw:layer="layout" svg:width="1.349cm" svg:height="0.962cm" svg:x="7.8cm" svg:y="3.538cm">
          <draw:text-box>
            <text:p>left</text:p>
          </draw:text-box>
        </draw:frame>
        <draw:frame draw:style-name="gr2" draw:text-style-name="P12" draw:layer="layout" svg:width="1.383cm" svg:height="0.962cm" svg:x="4.7cm" svg:y="5.238cm">
          <draw:text-box>
            <text:p>top</text:p>
          </draw:text-box>
        </draw:frame>
        <draw:frame draw:style-name="gr2" draw:text-style-name="P11" draw:layer="layout" svg:width="1.205cm" svg:height="0.962cm" svg:x="5.844cm" svg:y="4.938cm">
          <draw:text-box>
            <text:p text:style-name="P10"><text:span text:style-name="T4">20</text:span></text:p>
          </draw:text-box>
        </draw:frame>
        <draw:line draw:style-name="gr6" draw:text-style-name="P9" draw:layer="layout" svg:x1="6.849cm" svg:y1="22.7cm" svg:x2="6.849cm" svg:y2="18.8cm">
          <text:p/>
        </draw:line>
        <draw:frame draw:style-name="gr7" draw:text-style-name="P11" draw:layer="layout" svg:width="1.556cm" svg:height="0.962cm" svg:x="5.449cm" svg:y="20.138cm">
          <draw:text-box>
            <text:p text:style-name="P10"><text:span text:style-name="T4">110</text:span></text:p>
          </draw:text-box>
        </draw:frame>
        <draw:frame draw:style-name="gr2" draw:text-style-name="P12" draw:layer="layout" svg:width="2.441cm" svg:height="0.962cm" svg:x="4.808cm" svg:y="20.938cm">
          <draw:text-box>
            <text:p>bottom</text:p>
          </draw:text-box>
        </draw:frame>
        <draw:frame draw:style-name="gr2" draw:text-style-name="P12" draw:layer="layout" svg:width="1.734cm" svg:height="0.962cm" svg:x="31.4cm" svg:y="3.5cm">
          <draw:text-box>
            <text:p>right</text:p>
          </draw:text-box>
        </draw:frame>
        <draw:frame draw:style-name="gr8" draw:text-style-name="P11" draw:layer="layout" svg:width="1.3cm" svg:height="1cm" svg:x="31.5cm" svg:y="4.1cm">
          <draw:text-box>
            <text:p text:style-name="P10"><text:span text:style-name="T4">20</text:span></text:p>
          </draw:text-box>
        </draw:frame>
        <draw:line draw:style-name="gr4" draw:text-style-name="P6" draw:layer="layout" svg:x1="12.249cm" svg:y1="22.7cm" svg:x2="12.249cm" svg:y2="21.642cm">
          <text:p/>
        </draw:line>
        <draw:line draw:style-name="gr4" draw:text-style-name="P6" draw:layer="layout" svg:x1="7.049cm" svg:y1="20.2cm" svg:x2="33.549cm" svg:y2="20.2cm">
          <text:p/>
        </draw:line>
        <draw:line draw:style-name="gr4" draw:text-style-name="P6" draw:layer="layout" svg:x1="7.049cm" svg:y1="21.629cm" svg:x2="33.575cm" svg:y2="21.629cm">
          <text:p/>
        </draw:line>
        <draw:custom-shape draw:style-name="gr9" draw:text-style-name="P14" draw:layer="layout" svg:width="23.2cm" svg:height="1.429cm" svg:x="8.449cm" svg:y="20.2cm">
          <text:p text:style-name="P13"><text:span text:style-name="T5"><text:s/></text:span><text:span text:style-name="T5">Phần preview nhỏ cho «brush» nằm ở đây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32.749cm" svg:y1="20.2cm" svg:x2="32.749cm" svg:y2="5.1cm">
          <text:p/>
        </draw:line>
        <draw:frame draw:style-name="gr2" draw:text-style-name="P12" draw:layer="layout" svg:width="1.734cm" svg:height="0.962cm" svg:x="32.866cm" svg:y="10cm">
          <draw:text-box>
            <text:p>top2</text:p>
          </draw:text-box>
        </draw:frame>
        <draw:frame draw:style-name="gr2" draw:text-style-name="P11" draw:layer="layout" svg:width="1.556cm" svg:height="0.962cm" svg:x="32.944cm" svg:y="10.838cm">
          <draw:text-box>
            <text:p text:style-name="P10"><text:span text:style-name="T4">430</text:span></text:p>
          </draw:text-box>
        </draw:frame>
        <draw:line draw:style-name="gr6" draw:text-style-name="P9" draw:layer="layout" svg:x1="6.849cm" svg:y1="22.7cm" svg:x2="6.849cm" svg:y2="18.8cm">
          <text:p/>
        </draw:line>
        <draw:line draw:style-name="gr6" draw:text-style-name="P9" draw:layer="layout" svg:x1="32.749cm" svg:y1="22.7cm" svg:x2="32.749cm" svg:y2="21.6cm">
          <text:p/>
        </draw:line>
        <draw:frame draw:style-name="gr2" draw:text-style-name="P12" draw:layer="layout" svg:width="2.792cm" svg:height="0.962cm" svg:x="31.815cm" svg:y="22.8cm">
          <draw:text-box>
            <text:p>bottom2</text:p>
          </draw:text-box>
        </draw:frame>
        <draw:frame draw:style-name="gr2" draw:text-style-name="P11" draw:layer="layout" svg:width="1.205cm" svg:height="0.962cm" svg:x="32.349cm" svg:y="23.5cm">
          <draw:text-box>
            <text:p text:style-name="P10"><text:span text:style-name="T4">30</text:span></text:p>
          </draw:text-box>
        </draw:frame>
        <draw:custom-shape draw:style-name="gr10" draw:text-style-name="P15" draw:layer="layout" svg:width="0.4cm" svg:height="0.4cm" svg:x="6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5" draw:layer="layout" svg:width="0.4cm" svg:height="0.4cm" svg:x="32.2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9" draw:layer="layout" svg:x1="8.6cm" svg:y1="4.6cm" svg:x2="31.6cm" svg:y2="4.6cm">
          <text:p/>
        </draw:line>
        <draw:frame draw:style-name="gr2" draw:text-style-name="P12" draw:layer="layout" svg:width="1.556cm" svg:height="0.962cm" svg:x="19.4cm" svg:y="3.338cm">
          <draw:text-box>
            <text:p>900</text:p>
          </draw:text-box>
        </draw:frame>
        <draw:line draw:style-name="gr11" draw:text-style-name="P9" draw:layer="layout" svg:x1="6.3cm" svg:y1="5.9cm" svg:x2="6.3cm" svg:y2="18.8cm">
          <text:p/>
        </draw:line>
        <draw:frame draw:style-name="gr2" draw:text-style-name="P12" draw:layer="layout" svg:width="1.556cm" svg:height="0.962cm" svg:x="4.444cm" svg:y="12.1cm">
          <draw:text-box>
            <text:p>370</text:p>
          </draw:text-box>
        </draw:frame>
        <draw:custom-shape draw:style-name="gr12" draw:text-style-name="P16" draw:layer="layout" svg:width="1.3cm" svg:height="12.9cm" svg:x="7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8" draw:layer="layout" svg:width="6.733cm" svg:height="0.962cm" draw:transform="rotate (1.5707963267949) translate (7.238cm 15.9cm)">
          <draw:text-box>
            <text:p text:style-name="P17"><text:span text:style-name="T5">Không gian cho y-axis</text:span></text:p>
          </draw:text-box>
        </draw:frame>
        <draw:frame draw:style-name="gr2" draw:text-style-name="P12" draw:layer="layout" svg:width="6.733cm" svg:height="0.962cm" svg:x="15.567cm" svg:y="19.138cm">
          <draw:text-box>
            <text:p>Không gian cho x-axi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de" fo:country="C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00:58.822649892</meta:creation-date>
    <dc:date>2018-04-28T15:34:51.052500091</dc:date>
    <meta:editing-duration>PT21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